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9.7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milioni-osnovni-&quot; &amp; TEXT(ROW(); &quot;000&quot;)" office:value-type="string" office:string-value="br-milioni-osnovni-001" calcext:value-type="string">
            <text:p>br-milioni-osnovni-001</text:p>
          </table:table-cell>
          <table:table-cell office:value-type="string" calcext:value-type="string">
            <text:p>Милион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2" calcext:value-type="string">
            <text:p>br-milioni-osnovni-002</text:p>
          </table:table-cell>
          <table:table-cell office:value-type="string" calcext:value-type="string">
            <text:p>Један милион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3" calcext:value-type="string">
            <text:p>br-milioni-osnovni-003</text:p>
          </table:table-cell>
          <table:table-cell office:value-type="string" calcext:value-type="string">
            <text:p>Два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4" calcext:value-type="string">
            <text:p>br-milioni-osnovni-004</text:p>
          </table:table-cell>
          <table:table-cell office:value-type="string" calcext:value-type="string">
            <text:p>Три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5" calcext:value-type="string">
            <text:p>br-milioni-osnovni-005</text:p>
          </table:table-cell>
          <table:table-cell office:value-type="string" calcext:value-type="string">
            <text:p>Четири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6" calcext:value-type="string">
            <text:p>br-milioni-osnovni-006</text:p>
          </table:table-cell>
          <table:table-cell office:value-type="string" calcext:value-type="string">
            <text:p>П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7" calcext:value-type="string">
            <text:p>br-milioni-osnovni-007</text:p>
          </table:table-cell>
          <table:table-cell office:value-type="string" calcext:value-type="string">
            <text:p>Ш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8" calcext:value-type="string">
            <text:p>br-milioni-osnovni-008</text:p>
          </table:table-cell>
          <table:table-cell office:value-type="string" calcext:value-type="string">
            <text:p>Седам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09" calcext:value-type="string">
            <text:p>br-milioni-osnovni-009</text:p>
          </table:table-cell>
          <table:table-cell office:value-type="string" calcext:value-type="string">
            <text:p>Осам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0" calcext:value-type="string">
            <text:p>br-milioni-osnovni-010</text:p>
          </table:table-cell>
          <table:table-cell office:value-type="string" calcext:value-type="string">
            <text:p>Дев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1" calcext:value-type="string">
            <text:p>br-milioni-osnovni-011</text:p>
          </table:table-cell>
          <table:table-cell office:value-type="string" calcext:value-type="string">
            <text:p>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2" calcext:value-type="string">
            <text:p>br-milioni-osnovni-012</text:p>
          </table:table-cell>
          <table:table-cell office:value-type="string" calcext:value-type="string">
            <text:p>Једанеаести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3" calcext:value-type="string">
            <text:p>br-milioni-osnovni-013</text:p>
          </table:table-cell>
          <table:table-cell office:value-type="string" calcext:value-type="string">
            <text:p>Два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4" calcext:value-type="string">
            <text:p>br-milioni-osnovni-014</text:p>
          </table:table-cell>
          <table:table-cell office:value-type="string" calcext:value-type="string">
            <text:p>Три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5" calcext:value-type="string">
            <text:p>br-milioni-osnovni-015</text:p>
          </table:table-cell>
          <table:table-cell office:value-type="string" calcext:value-type="string">
            <text:p>Четр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6" calcext:value-type="string">
            <text:p>br-milioni-osnovni-016</text:p>
          </table:table-cell>
          <table:table-cell office:value-type="string" calcext:value-type="string">
            <text:p>Пет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7" calcext:value-type="string">
            <text:p>br-milioni-osnovni-017</text:p>
          </table:table-cell>
          <table:table-cell office:value-type="string" calcext:value-type="string">
            <text:p>Шес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8" calcext:value-type="string">
            <text:p>br-milioni-osnovni-018</text:p>
          </table:table-cell>
          <table:table-cell office:value-type="string" calcext:value-type="string">
            <text:p>Седам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19" calcext:value-type="string">
            <text:p>br-milioni-osnovni-019</text:p>
          </table:table-cell>
          <table:table-cell office:value-type="string" calcext:value-type="string">
            <text:p>Осам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0" calcext:value-type="string">
            <text:p>br-milioni-osnovni-020</text:p>
          </table:table-cell>
          <table:table-cell office:value-type="string" calcext:value-type="string">
            <text:p>Деветнаес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1" calcext:value-type="string">
            <text:p>br-milioni-osnovni-021</text:p>
          </table:table-cell>
          <table:table-cell office:value-type="string" calcext:value-type="string">
            <text:p>Два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2" calcext:value-type="string">
            <text:p>br-milioni-osnovni-022</text:p>
          </table:table-cell>
          <table:table-cell office:value-type="string" calcext:value-type="string">
            <text:p>Три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3" calcext:value-type="string">
            <text:p>br-milioni-osnovni-023</text:p>
          </table:table-cell>
          <table:table-cell office:value-type="string" calcext:value-type="string">
            <text:p>Четр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4" calcext:value-type="string">
            <text:p>br-milioni-osnovni-024</text:p>
          </table:table-cell>
          <table:table-cell office:value-type="string" calcext:value-type="string">
            <text:p>Пе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5" calcext:value-type="string">
            <text:p>br-milioni-osnovni-025</text:p>
          </table:table-cell>
          <table:table-cell office:value-type="string" calcext:value-type="string">
            <text:p>Шез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6" calcext:value-type="string">
            <text:p>br-milioni-osnovni-026</text:p>
          </table:table-cell>
          <table:table-cell office:value-type="string" calcext:value-type="string">
            <text:p>Седам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7" calcext:value-type="string">
            <text:p>br-milioni-osnovni-027</text:p>
          </table:table-cell>
          <table:table-cell office:value-type="string" calcext:value-type="string">
            <text:p>Осамдес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8" calcext:value-type="string">
            <text:p>br-milioni-osnovni-028</text:p>
          </table:table-cell>
          <table:table-cell office:value-type="string" calcext:value-type="string">
            <text:p>Деведеет милиона.</text:p>
          </table:table-cell>
        </table:table-row>
        <table:table-row table:style-name="ro1">
          <table:table-cell table:formula="of:=&quot;br-milioni-osnovni-&quot; &amp; TEXT(ROW(); &quot;000&quot;)" office:value-type="string" office:string-value="br-milioni-osnovni-029" calcext:value-type="string">
            <text:p>br-milioni-osnovni-029</text:p>
          </table:table-cell>
          <table:table-cell office:value-type="string" calcext:value-type="string">
            <text:p>Сто милион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25:20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25:41.765000000</dc:date>
    <meta:editing-duration>PT30M39S</meta:editing-duration>
    <meta:editing-cycles>6</meta:editing-cycles>
    <meta:generator>LibreOffice/7.5.9.2$Windows_X86_64 LibreOffice_project/cdeefe45c17511d326101eed8008ac4092f278a9</meta:generator>
    <meta:document-statistic meta:table-count="1" meta:cell-count="58" meta:object-count="0"/>
  </office:meta>
</office:document-meta>
</file>